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Pictures/1000000000000008000000085BD5C3DF6DC12B3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bitmap" draw:fill-color="#729fcf" draw:fill-image-name="Empty" draw:textarea-horizontal-align="center" draw:textarea-vertical-align="middle" draw:ole-draw-aspect="1"/>
    </style:style>
    <style:style style:name="P1" style:family="paragraph">
      <loext:graphic-properties draw:fill="bitmap" draw:fill-color="#729fcf" draw:fill-image-name="Empty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7mm" svg:height="108.37mm" svg:x="120.6mm" svg:y="4.25mm">
            <loext:p draw:notify-on-update-of-ranges="Planilha1.B1:Planilha1.B1 Planilha1.B2:Planilha1.B11 Planilha1.C1:Planilha1.C1 Planilha1.C2:Planilha1.C11 Planilha1.B1:Planilha1.B1 Planilha1.B2:Planilha1.B11 Planilha1.D1:Planilha1.D1 Planilha1.D2:Planilha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imagens</text:p>
          </table:table-cell>
          <table:table-cell office:value-type="string" calcext:value-type="string">
            <text:p>Acurácia mínima</text:p>
          </table:table-cell>
          <table:table-cell office:value-type="string" calcext:value-type="string">
            <text:p>Acurácia máxim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1" calcext:value-type="percentage">
            <text:p>81,00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percentage" office:value="0.82" calcext:value-type="percentage">
            <text:p>82,00%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percentage" office:value="0.83" calcext:value-type="percentage">
            <text:p>83,00%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percentage" office:value="0.83" calcext:value-type="percentage">
            <text:p>83,00%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5BD5C3DF6DC12B3D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0:10:33.168124459</meta:creation-date>
    <dc:date>2020-06-28T10:27:40.483090853</dc:date>
    <meta:editing-duration>PT6M56S</meta:editing-duration>
    <meta:editing-cycles>1</meta:editing-cycles>
    <meta:document-statistic meta:table-count="1" meta:cell-count="3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838cm" xlink:href=".." xlink:type="simple" chart:class="chart:scatter" chart:style-name="ch1">
        <chart:title svg:x="4.45cm" svg:y="0.352cm" chart:style-name="ch2">
          <text:p>Quantidade de imagens X Acurácia</text:p>
        </chart:title>
        <chart:legend chart:legend-position="bottom" svg:x="4.232cm" svg:y="10.055cm" style:legend-expansion="wide" chart:style-name="ch3"/>
        <chart:plot-area chart:style-name="ch4" table:cell-range-address="Planilha1.B1:Planilha1.D11" chart:data-source-has-labels="row" svg:x="0.319cm" svg:y="1.347cm" svg:width="15.36cm" svg:height="7.511cm">
          <chartooo:coordinate-region svg:x="1.734cm" svg:y="1.546cm" svg:width="13.758cm" svg:height="6.665cm"/>
          <chart:axis chart:dimension="x" chart:name="primary-x" chart:style-name="ch5">
            <chart:title svg:x="6.301cm" svg:y="9.074cm" chart:style-name="ch6">
              <text:p>Quantiade de imagens</text:p>
            </chart:title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Planilha1.C2:Planilha1.C11" chart:label-cell-address="Planilha1.C1:Planilha1.C1" chart:class="chart:scatter">
            <chart:domain table:cell-range-address="Planilha1.B2:Planilha1.B11"/>
            <chart:data-point chart:repeated="10"/>
          </chart:series>
          <chart:series chart:style-name="ch11" chart:values-cell-range-address="Planilha1.D2:Planilha1.D11" chart:label-cell-address="Planilha1.D1:Planilha1.D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Acurácia mínima</text:p>
                <draw:g>
                  <svg:desc>Planilha1.C1:Planilha1.C1</svg:desc>
                </draw:g>
              </table:table-cell>
              <table:table-cell office:value-type="string">
                <text:p>Acurácia máxima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ilha1.B2:Planilha1.B11</svg:desc>
                </draw:g>
              </table:table-cell>
              <table:table-cell office:value-type="float" office:value="0.8">
                <text:p>0.8</text:p>
                <draw:g>
                  <svg:desc>Planilha1.C2:Planilha1.C11</svg:desc>
                </draw:g>
              </table:table-cell>
              <table:table-cell office:value-type="float" office:value="0.81">
                <text:p>0.81</text:p>
                <draw:g>
                  <svg:desc>Planilha1.D2:Planilha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